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InitParam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itParamMap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itParam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InitParam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itParam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InitParam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itParam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InitParam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itParamMap.containsValue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InitParam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itParamMap.putAll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itParamMap.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InitParamMap.ServletInitParamMap(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itParam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nitParam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InitParam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